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WriterBuffer.ResponseWriterBuff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WriterBuffer.flush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WriterBuffer.addToBuffer( final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